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a02" officeooo:paragraph-rsid="001b5a0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5a02"/>
    </style:style>
    <style:style style:name="T4" style:family="text">
      <style:text-properties officeooo:rsid="001c6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11th</text:span> of <text:span text:style-name="T3">July</text:span> 202<text:span text:style-name="T3">3</text:span> under the <text:span text:style-name="T3">32</text:span><text:span text:style-name="T4">nd</text:span> PA Meeting.</text:p>
      <text:p text:style-name="P1"/>
      <text:p text:style-name="P1">The Assembly, recognising the current situation,</text:p>
      <text:p text:style-name="P1"/>
      <text:p text:style-name="P2">Constitutes the need to implement the crafting tweak allowing charcoal to be crafted into black dye.</text:p>
      <text:p text:style-name="P1"/>
      <text:p text:style-name="P1">And proceeds.</text:p>
      <text:p text:style-name="P1"/>
      <text:p text:style-name="P1">Signed by,</text:p>
      <text:p text:style-name="P2">lemongrassjam</text:p>
      <text:p text:style-name="P2">FVerndari</text:p>
      <text:p text:style-name="P2">Thanster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32-1: To add the charcoal to black dye crafting 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23:06:37.102418335</dc:date>
    <meta:editing-duration>PT2M49S</meta:editing-duration>
    <meta:editing-cycles>7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10" meta:word-count="56" meta:character-count="360" meta:non-whitespace-character-count="314"/>
  </office:meta>
</office:document-meta>
</file>